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Lohit Devanagari1" svg:font-family="'Lohit Devanagari'"/>
    <style:font-face style:name="StarSymbol" svg:font-family="StarSymbol, 'Arial Unicode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6c4c9" officeooo:paragraph-rsid="0006c4c9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  <style:text-properties officeooo:paragraph-rsid="0006c4c9"/>
    </style:style>
    <style:style style:name="P3" style:family="paragraph" style:parent-style-name="Text_20_body">
      <style:paragraph-properties fo:text-align="justify" style:justify-single-word="false"/>
      <style:text-properties officeooo:paragraph-rsid="002681aa"/>
    </style:style>
    <style:style style:name="P4" style:family="paragraph" style:parent-style-name="Text_20_body">
      <style:paragraph-properties fo:text-align="justify" style:justify-single-word="false"/>
      <style:text-properties officeooo:paragraph-rsid="0078797a"/>
    </style:style>
    <style:style style:name="P5" style:family="paragraph" style:parent-style-name="Text_20_body">
      <style:paragraph-properties fo:text-align="justify" style:justify-single-word="false"/>
      <style:text-properties officeooo:paragraph-rsid="00a6981c"/>
    </style:style>
    <style:style style:name="P6" style:family="paragraph" style:parent-style-name="Text_20_body">
      <style:paragraph-properties fo:text-align="justify" style:justify-single-word="false"/>
      <style:text-properties officeooo:paragraph-rsid="006f2b84"/>
    </style:style>
    <style:style style:name="P7" style:family="paragraph" style:parent-style-name="Text_20_body">
      <style:paragraph-properties fo:text-align="justify" style:justify-single-word="false"/>
      <style:text-properties officeooo:rsid="0006c4c9" officeooo:paragraph-rsid="00b61446"/>
    </style:style>
    <style:style style:name="P8" style:family="paragraph" style:parent-style-name="Text_20_body">
      <style:paragraph-properties fo:text-align="justify" style:justify-single-word="false"/>
      <style:text-properties officeooo:rsid="0006c4c9" officeooo:paragraph-rsid="0006c4c9"/>
    </style:style>
    <style:style style:name="P9" style:family="paragraph" style:parent-style-name="Text_20_body">
      <style:paragraph-properties fo:text-align="center" style:justify-single-word="false"/>
      <style:text-properties officeooo:paragraph-rsid="00bc1fb9"/>
    </style:style>
    <style:style style:name="P10" style:family="paragraph" style:parent-style-name="Text_20_body">
      <style:paragraph-properties fo:text-align="center" style:justify-single-word="false" fo:padding="0.49mm" fo:border="0.06pt solid #000000" style:shadow="#808080 1.76mm 1.76mm"/>
      <style:text-properties fo:font-weight="bold" officeooo:rsid="000057c8" officeooo:paragraph-rsid="000057c8" style:font-weight-asian="bold" style:font-weight-complex="bold"/>
    </style:style>
    <style:style style:name="P11" style:family="paragraph" style:parent-style-name="Text_20_body">
      <style:paragraph-properties fo:text-align="center" style:justify-single-word="false" fo:padding="0.49mm" fo:border="0.06pt solid #000000" style:shadow="#808080 1.76mm 1.76mm"/>
      <style:text-properties fo:font-weight="bold" officeooo:rsid="0001f785" officeooo:paragraph-rsid="00484b52" style:font-weight-asian="bold" style:font-weight-complex="bold"/>
    </style:style>
    <style:style style:name="P12" style:family="paragraph" style:parent-style-name="Standard">
      <style:paragraph-properties fo:margin-left="0mm" fo:margin-right="0mm" fo:margin-top="0mm" fo:margin-bottom="0mm" loext:contextual-spacing="false" fo:line-height="100%" fo:text-indent="0mm" style:auto-text-indent="false"/>
      <style:text-properties officeooo:paragraph-rsid="0084b79f"/>
    </style:style>
    <style:style style:name="P13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align="justify" style:justify-single-word="false" fo:text-indent="13mm" style:auto-text-indent="false" fo:background-color="transparent"/>
      <style:text-properties style:text-underline-style="none" officeooo:paragraph-rsid="008fafe8"/>
    </style:style>
    <style:style style:name="P14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align="justify" style:justify-single-word="false" fo:text-indent="13mm" style:auto-text-indent="false" fo:background-color="transparent"/>
      <style:text-properties style:text-underline-style="none" officeooo:rsid="0049880b" officeooo:paragraph-rsid="008d2026"/>
    </style:style>
    <style:style style:name="P15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align="justify" style:justify-single-word="false" fo:text-indent="13mm" style:auto-text-indent="false" fo:background-color="transparent"/>
      <style:text-properties style:text-underline-style="none" officeooo:rsid="0049880b" officeooo:paragraph-rsid="008fafe8"/>
    </style:style>
    <style:style style:name="P16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align="justify" style:justify-single-word="false" fo:text-indent="13mm" style:auto-text-indent="false" fo:background-color="transparent"/>
      <style:text-properties officeooo:paragraph-rsid="0049880b"/>
    </style:style>
    <style:style style:name="P17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align="justify" style:justify-single-word="false" fo:text-indent="13mm" style:auto-text-indent="false" fo:background-color="transparent"/>
      <style:text-properties officeooo:paragraph-rsid="009198ec"/>
    </style:style>
    <style:style style:name="P18" style:family="paragraph" style:parent-style-name="Text_20_body" style:master-page-name="">
      <loext:graphic-properties draw:fill="none"/>
      <style:paragraph-properties fo:margin-left="0mm" fo:margin-right="0mm" fo:margin-top="0mm" fo:margin-bottom="2.47mm" loext:contextual-spacing="false" fo:line-height="115%" fo:text-align="justify" style:justify-single-word="false" fo:text-indent="13mm" style:auto-text-indent="false" style:page-number="auto" fo:background-color="transparent"/>
      <style:text-properties fo:font-weight="bold" officeooo:rsid="008b876a" officeooo:paragraph-rsid="008b876a" style:font-weight-asian="bold" style:font-weight-complex="bold"/>
    </style:style>
    <style:style style:name="P19" style:family="paragraph" style:parent-style-name="Standard" style:list-style-name="WW8Num2">
      <style:paragraph-properties fo:line-height="150%"/>
      <style:text-properties fo:font-size="14pt" fo:font-style="italic" officeooo:paragraph-rsid="00bc1fb9" style:font-size-asian="14pt" style:font-style-asian="italic" style:font-size-complex="14pt" style:font-style-complex="italic"/>
    </style:style>
    <style:style style:name="P20" style:family="paragraph" style:parent-style-name="Standard" style:list-style-name="WW8Num2">
      <style:paragraph-properties fo:line-height="150%"/>
      <style:text-properties fo:font-size="14pt" fo:font-style="italic" officeooo:paragraph-rsid="00e3cd9f" style:font-size-asian="14pt" style:font-style-asian="italic" style:font-size-complex="14pt" style:font-style-complex="italic"/>
    </style:style>
    <style:style style:name="P21" style:family="paragraph" style:parent-style-name="Standard" style:list-style-name="WW8Num2">
      <style:paragraph-properties fo:line-height="150%"/>
      <style:text-properties fo:font-size="14pt" fo:font-style="italic" style:text-underline-style="solid" style:text-underline-type="double" style:text-underline-width="auto" style:text-underline-color="font-color" officeooo:paragraph-rsid="00bc1fb9" style:font-size-asian="14pt" style:font-style-asian="italic" style:font-size-complex="14pt" style:font-style-complex="italic"/>
    </style:style>
    <style:style style:name="P22" style:family="paragraph" style:parent-style-name="Standard" style:list-style-name="WW8Num2">
      <style:paragraph-properties fo:line-height="150%"/>
      <style:text-properties officeooo:paragraph-rsid="00bc1fb9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84b79f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officeooo:rsid="0006c4c9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cc374d" style:font-style-asian="italic" style:font-weight-asian="normal" style:font-style-complex="italic" style:font-weight-complex="normal"/>
    </style:style>
    <style:style style:name="T5" style:family="text">
      <style:text-properties officeooo:rsid="0006c4c9"/>
    </style:style>
    <style:style style:name="T6" style:family="text">
      <style:text-properties officeooo:rsid="001a87a7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6c4c9"/>
    </style:style>
    <style:style style:name="T9" style:family="text">
      <style:text-properties officeooo:rsid="001fc6ba"/>
    </style:style>
    <style:style style:name="T10" style:family="text">
      <style:text-properties style:text-underline-style="solid" style:text-underline-type="double" style:text-underline-width="auto" style:text-underline-color="font-color"/>
    </style:style>
    <style:style style:name="T11" style:family="text">
      <style:text-properties style:text-underline-style="solid" style:text-underline-type="double" style:text-underline-width="auto" style:text-underline-color="font-color" officeooo:rsid="001fc6ba"/>
    </style:style>
    <style:style style:name="T12" style:family="text">
      <style:text-properties style:text-underline-style="solid" style:text-underline-type="double" style:text-underline-width="auto" style:text-underline-color="font-color" officeooo:rsid="0006c4c9"/>
    </style:style>
    <style:style style:name="T13" style:family="text">
      <style:text-properties fo:language="grc" fo:country="GR" officeooo:rsid="00694688"/>
    </style:style>
    <style:style style:name="T14" style:family="text">
      <style:text-properties fo:language="grc" fo:country="GR" officeooo:rsid="00a6290f"/>
    </style:style>
    <style:style style:name="T15" style:family="text">
      <style:text-properties fo:language="grc" fo:country="GR" officeooo:rsid="00a6981c"/>
    </style:style>
    <style:style style:name="T16" style:family="text">
      <style:text-properties fo:language="grc" fo:country="GR" officeooo:rsid="00da089f"/>
    </style:style>
    <style:style style:name="T17" style:family="text">
      <style:text-properties officeooo:rsid="002681aa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542796" style:font-weight-asian="bold" style:font-weight-complex="bold"/>
    </style:style>
    <style:style style:name="T20" style:family="text">
      <style:text-properties fo:font-weight="bold" officeooo:rsid="00dd35cf" style:font-weight-asian="bold" style:font-weight-complex="bold"/>
    </style:style>
    <style:style style:name="T21" style:family="text">
      <style:text-properties officeooo:rsid="0041412b"/>
    </style:style>
    <style:style style:name="T22" style:family="text">
      <style:text-properties officeooo:rsid="00484b52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9880b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49a36b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4c44ff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57280b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578f38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5a68ec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8b876a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8d2026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4ed2dc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c18411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c2f575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c5dad3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bold" officeooo:rsid="0084b79f" style:font-style-asian="normal" style:font-weight-asian="bold" style:font-style-complex="normal" style:font-weight-complex="bold"/>
    </style:style>
    <style:style style:name="T37" style:family="text">
      <style:text-properties fo:font-style="normal" style:text-underline-style="none" fo:font-weight="normal" officeooo:rsid="0057280b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c18411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49a36b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8d2026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49880b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4c44ff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4ed2dc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8b876a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c2f575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5a68ec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c44b87" style:font-style-asian="normal" style:font-weight-asian="normal" style:font-style-complex="normal" style:font-weight-complex="normal"/>
    </style:style>
    <style:style style:name="T48" style:family="text">
      <style:text-properties fo:font-style="normal" officeooo:rsid="00e3cd9f" style:font-style-asian="normal" style:font-style-complex="normal"/>
    </style:style>
    <style:style style:name="T49" style:family="text">
      <style:text-properties style:text-position="super 58%"/>
    </style:style>
    <style:style style:name="T50" style:family="text">
      <style:text-properties officeooo:rsid="009c746f"/>
    </style:style>
    <style:style style:name="T51" style:family="text">
      <style:text-properties officeooo:rsid="00b61446"/>
    </style:style>
    <style:style style:name="T52" style:family="text">
      <style:text-properties officeooo:rsid="00bf0789"/>
    </style:style>
    <style:style style:name="T53" style:family="text">
      <style:text-properties officeooo:rsid="00c18411"/>
    </style:style>
    <style:style style:name="T54" style:family="text">
      <style:text-properties officeooo:rsid="00e3cd9f"/>
    </style:style>
    <style:style style:name="T55" style:family="text">
      <style:text-properties fo:font-size="14pt" fo:font-style="italic" style:font-size-asian="14pt" style:font-style-asian="italic" style:font-size-complex="14pt" style:font-style-complex="italic"/>
    </style:style>
    <style:style style:name="T56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57" style:family="text">
      <style:text-properties fo:font-size="8pt" fo:font-style="normal" officeooo:rsid="00e3cd9f" style:font-size-asian="8pt" style:font-style-asian="normal" style:font-size-complex="8pt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2">5</text:span><text:span text:style-name="T49">e</text:span> / français / télé-travail n°<text:span text:style-name="T52">3</text:span></text:p>
      <text:p text:style-name="P11">é<text:span text:style-name="T22">tude du subjonctif : étude de la conjugaison</text:span></text:p>
      <text:p text:style-name="P18">Complétez les conjugaisons suivantes <text:span text:style-name="T53">au subjonctif présent:</text:span></text:p>
      <text:p text:style-name="P16"><text:span text:style-name="T37">que je </text:span><text:span text:style-name="T44">c</text:span><text:span text:style-name="T38">roie</text:span><text:span text:style-name="T37"><text:tab/><text:tab/></text:span><text:span text:style-name="T39">que j</text:span><text:span text:style-name="T45">e touche</text:span><text:span text:style-name="T39"><text:tab/><text:tab/></text:span><text:span text:style-name="T41">que j’</text:span><text:span text:style-name="T47">apprenne</text:span><text:span text:style-name="T41"><text:tab/></text:span><text:span text:style-name="T42">que je _______<text:tab/></text:span><text:span text:style-name="T43">que j’________</text:span></text:p>
      <text:p text:style-name="P15"><text:span text:style-name="T27">que tu </text:span><text:span text:style-name="T33">croies<text:tab/></text:span><text:span text:style-name="T27"> <text:tab/></text:span><text:span text:style-name="T25">que tu </text:span><text:span text:style-name="T34">touches</text:span><text:span text:style-name="T25"><text:tab/><text:tab/></text:span><text:span text:style-name="T23">que tu ___________<text:tab/></text:span><text:span text:style-name="T26">que tu </text:span><text:span text:style-name="T35">sois</text:span><text:span text:style-name="T26"><text:tab/><text:tab/></text:span><text:span text:style-name="T32">que tu _______</text:span></text:p>
      <text:p text:style-name="P14"><text:span text:style-name="T27">qu’il </text:span><text:span text:style-name="T33">croie</text:span><text:span text:style-name="T27"><text:tab/><text:tab/></text:span><text:span text:style-name="T25">qu’il </text:span><text:span text:style-name="T34">____________</text:span><text:span text:style-name="T25"><text:tab/></text:span><text:span text:style-name="T23">qu’il ____________<text:tab/></text:span><text:span text:style-name="T32">qu’il soit<text:tab/><text:tab/>qu’il ait</text:span></text:p>
      <text:p text:style-name="P13"><text:span text:style-name="T28">que nous </text:span><text:span text:style-name="T34">_________</text:span><text:span text:style-name="T28"><text:tab/></text:span><text:span text:style-name="T25">que nous </text:span><text:span text:style-name="T30">_________</text:span><text:span text:style-name="T25"><text:tab/></text:span><text:span text:style-name="T24">que nous _________ <text:tab/></text:span><text:span text:style-name="T32">que nous ______<text:tab/>que nous _____</text:span></text:p>
      <text:p text:style-name="P15"><text:span text:style-name="T25">que vous </text:span><text:span text:style-name="T31">_________</text:span><text:span text:style-name="T25"><text:tab/></text:span><text:span text:style-name="T23">que vous </text:span><text:span text:style-name="T31">_________</text:span><text:span text:style-name="T23"><text:tab/></text:span><text:span text:style-name="T29">que vous </text:span><text:span text:style-name="T31">_________</text:span><text:span text:style-name="T23"><text:tab/></text:span><text:span text:style-name="T32">que vous ______<text:tab/>que vous </text:span><text:span text:style-name="T35">ayez</text:span></text:p>
      <text:p text:style-name="P17"><text:span text:style-name="T39">qu’ils </text:span><text:span text:style-name="T44">___________</text:span><text:span text:style-name="T39"><text:tab/></text:span><text:span text:style-name="T41">qu’ils </text:span><text:span text:style-name="T40">___________</text:span><text:span text:style-name="T41"><text:tab/></text:span><text:span text:style-name="T46">qu’ils </text:span><text:span text:style-name="T44">____________</text:span><text:span text:style-name="T41"><text:tab/></text:span><text:span text:style-name="T43">qu’ils soient<text:tab/><text:tab/>qu’ils _______</text:span></text:p>
      <text:p text:style-name="Horizontal_20_Line"/>
      <text:p text:style-name="P9"><text:span text:style-name="T19">p</text:span><text:span text:style-name="T20">oème d’</text:span><text:span text:style-name="T36">Eugène Guillevic</text:span><text:span text:style-name="T2">, </text:span><text:span text:style-name="Police_20_par_20_défaut"><text:span text:style-name="T2">Terre à bonheur</text:span></text:span></text:p>
      <text:list xml:id="list3460480008" text:style-name="WW8Num2">
        <text:list-header>
          <text:p text:style-name="P22"><text:span text:style-name="T55"><text:s text:c="10"/>Que </text:span><text:span text:style-name="T56">déjà</text:span><text:span text:style-name="T55"> </text:span><text:span text:style-name="T56">je</text:span><text:span text:style-name="T55"> </text:span><text:span text:style-name="T56">me lève</text:span><text:span text:style-name="T55"> </text:span><text:span text:style-name="T56">en</text:span><text:span text:style-name="T55"> </text:span><text:span text:style-name="T56">ce</text:span><text:span text:style-name="T55"> </text:span><text:span text:style-name="T56">matin</text:span><text:span text:style-name="T55"> </text:span><text:span text:style-name="T56">d</text:span><text:span text:style-name="T55">'</text:span><text:span text:style-name="T56">été</text:span></text:p>
          <text:list>
            <text:list-item>
              <text:list>
                <text:list-header>
                  <text:p text:style-name="P19">Sans regretter longtemps la nuit et le repos,</text:p>
                  <text:p text:style-name="P19">Que déjà je me lève</text:p>
                  <text:p text:style-name="P19">Et que j'aie cette envie d'eau froide</text:p>
                </text:list-header>
              </text:list>
            </text:list-item>
          </text:list>
          <text:p text:style-name="P19"><text:span text:style-name="T57">[05]<text:tab/></text:span>Pour ma nuque et pour mon visage,</text:p>
          <text:list>
            <text:list-item>
              <text:list>
                <text:list-header>
                  <text:p text:style-name="P19">Que <text:span text:style-name="T10">je</text:span> regarde <text:span text:style-name="T10">avec envie</text:span></text:p>
                  <text:p text:style-name="P21">L'abeille en grand travail</text:p>
                  <text:p text:style-name="P19">Et que je <text:span text:style-name="T10">la</text:span> comprenne,</text:p>
                  <text:p text:style-name="P19"><text:span text:style-name="T18">Que déjà je me lève et voie le buis</text:span>,</text:p>
                </text:list-header>
              </text:list>
            </text:list-item>
          </text:list>
          <text:p text:style-name="P20"><text:span text:style-name="T57">[10]<text:tab/></text:span>Qui probablement travaille autant que l'abeille,</text:p>
          <text:list>
            <text:list-item>
              <text:list>
                <text:list-header>
                  <text:p text:style-name="P19">Et que j'en sois content...</text:p>
                </text:list-header>
              </text:list>
            </text:list-item>
          </text:list>
        </text:list-header>
      </text:list>
      <text:p text:style-name="P12"><text:span text:style-name="Police_20_par_20_défaut"><text:span text:style-name="T1"/></text:span></text:p>
      <text:p text:style-name="Horizontal_20_Line"/>
      <text:p text:style-name="P1">Questions sur le texte. <text:span text:style-name="T6">Sauf mention contraire, toutes les réponses doivent être rédigées sans abréviation.</text:span></text:p>
      <text:p text:style-name="P8">(01) Le subjonctif présent permet, comme dans ce texte, d’exprimer un souhait. Quel souhait précis apparaît dans ce poème ? Qu’aimerait ressentir le poète ?</text:p>
      <text:p text:style-name="P5"><text:span text:style-name="T5">(02) </text:span><text:span text:style-name="T13">Cherchez le sens </text:span><text:span text:style-name="T15">d</text:span><text:span text:style-name="T16">e </text:span><text:span text:style-name="T14">«</text:span><text:span text:style-name="T16">buis</text:span><text:span text:style-name="T14">»</text:span><text:span text:style-name="T13"> dans un dictionnaire.</text:span></text:p>
      <text:p text:style-name="P7">(03) Quels sont les verbes conjugués au subjonctif présent dans votre texte ? <text:span text:style-name="T51">Indice : vous pouvez remplacer ces verbes par </text:span>« <text:span text:style-name="T51">soit, soient</text:span> » <text:span text:style-name="T51">au lieu de </text:span>« <text:span text:style-name="T51">est, sont</text:span> ».</text:p>
      <text:p text:style-name="P6"><text:span text:style-name="T5">(04) Conjuguez le verbe </text:span><text:span text:style-name="T3">b</text:span><text:span text:style-name="T4">oire</text:span><text:span text:style-name="T5">, d’abord à l’indicatif présent (« je bois »…) puis au subjonctif présent (« que je boive »…). Pour le subjonctif, vous pouvez ajouter mentalement l’expression « il faut que… je boive… »</text:span></text:p>
      <text:p text:style-name="P4"><text:span text:style-name="T5">(05) Recopiez ce qui est écrit en gras en remplaçant </text:span>« <text:span text:style-name="T50">je </text:span>» <text:span text:style-name="T17">par </text:span>« <text:span text:style-name="T17">nous</text:span>». <text:span text:style-name="T21">Soulignez les mots que vous modifiez.</text:span></text:p>
      <text:p text:style-name="P2"><text:span text:style-name="T5">(06) Quelle est la nature grammaticale </text:span><text:span text:style-name="T8">des mots soulignés dans le texte à l’aide d’un trait simple</text:span><text:span text:style-name="T5"> ?</text:span></text:p>
      <text:p text:style-name="P3"><text:span text:style-name="T5">(07) Quelle est la fonction grammaticale </text:span><text:span text:style-name="T12">des mots soulignés dans le texte </text:span><text:span text:style-name="T11">à l’aide d’un trait double</text:span><text:span text:style-name="T9"> ?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Lohit Devanagari1" svg:font-family="'Lohit Devanagari'"/>
    <style:font-face style:name="StarSymbol" svg:font-family="StarSymbol, 'Arial Unicode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6T12:18:20.493072133</meta:creation-date>
    <dc:date>2020-03-24T12:12:36.846845659</dc:date>
    <meta:editing-duration>PT3H11M47S</meta:editing-duration>
    <meta:editing-cycles>141</meta:editing-cycles>
    <meta:generator>LibreOffice/6.3.5.2$Linux_X86_64 LibreOffice_project/30$Build-2</meta:generator>
    <meta:print-date>2020-03-24T08:45:59.856009796</meta:print-date>
    <meta:document-statistic meta:table-count="0" meta:image-count="0" meta:object-count="0" meta:page-count="1" meta:paragraph-count="29" meta:word-count="364" meta:character-count="2057" meta:non-whitespace-character-count="1713"/>
  </office:meta>
</office:document-meta>
</file>